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italic" fo:font-weight="normal" style:font-size-asian="12pt" style:font-style-asian="italic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>
        <style:tab-stops>
          <style:tab-stop style:position="9.252cm"/>
        </style:tab-stops>
      </style:paragraph-properties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ext_20_body">
      <style:paragraph-properties fo:text-align="justify" style:justify-single-word="false">
        <style:tab-stops>
          <style:tab-stop style:position="9.502cm"/>
        </style:tab-stops>
      </style:paragraph-properties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ext_20_body">
      <style:paragraph-properties fo:text-align="justify" style:justify-single-word="false">
        <style:tab-stops>
          <style:tab-stop style:position="9.25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Text_20_body">
      <style:paragraph-properties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P18" style:family="paragraph" style:parent-style-name="Text_20_body">
      <style:paragraph-properties fo:text-align="justify" style:justify-single-word="false">
        <style:tab-stops>
          <style:tab-stop style:position="9.252cm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_typevoie"/>
        <text:user-field-decl office:value-type="string" office:string-value="" text:name="structurereferent_numvoie"/>
        <text:user-field-decl office:value-type="string" office:string-value="" text:name="structurereferent_nomvoie"/>
        <text:user-field-decl office:value-type="string" office:string-value="" text:name="structurereferente_numvoie"/>
        <text:user-field-decl office:value-type="string" office:string-value="" text:name="structurereferente_typevoie"/>
        <text:user-field-decl office:value-type="string" office:string-value="" text:name="structurereferente_nomvoie"/>
        <text:user-field-decl office:value-type="string" office:string-value="" text:name="structurereferent_num_voie"/>
        <text:user-field-decl office:value-type="string" office:string-value="" text:name="structurereferent_type_voie"/>
        <text:user-field-decl office:value-type="string" office:string-value="" text:name="structurereferent_nom_voie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</text:user-field-decls>
      <text:p text:style-name="P2"><text:tab/><text:tab/><text:tab/><text:tab/><text:tab/><text:span text:style-name="T4"> </text:span></text:p>
      <text:p text:style-name="P4"/>
      <text:p text:style-name="P4"/>
      <text:p text:style-name="P4"><text:tab/><text:tab/><text:tab/><text:tab/> <text:s text:c="5"/></text:p>
      <text:p text:style-name="P4"/>
      <text:p text:style-name="P4"/>
      <text:p text:style-name="P15"><text:tab/><text:tab/><text:tab/>xxLaVillexx, le xxDatedujourxx</text:p>
      <text:p text:style-name="P16"><text:tab/><text:tab/><text:tab/>xxGenrexx xxNomxx xxPrenomxx</text:p>
      <text:p text:style-name="P16"><text:tab/><text:tab/><text:tab/>xxADR1xxx</text:p>
      <text:p text:style-name="P18"><text:span text:style-name="T1"><text:tab/><text:tab/><text:tab/>xxADR2xx</text:span> <text:s text:c="57"/><text:tab/><text:tab/><text:tab/><text:span text:style-name="T6">xxCodepostalxx xxVillexx</text:span></text:p>
      <text:p text:style-name="P17"/>
      <text:p text:style-name="P17"><text:user-field-get text:name="structurereferente_num_voie"/> <text:user-field-get text:name="structurereferente_type_voie"/><text:user-field-get text:name="structurereferente_nom_voie"/></text:p>
      <text:p text:style-name="P17">xxMSP1xx</text:p>
      <text:p text:style-name="P13">Tél : xxMSP_Telephonexx<text:tab/><text:tab/><text:tab/></text:p>
      <text:p text:style-name="P5"/>
      <text:p text:style-name="P14">Réf. Dos. : xxMatriculexx</text:p>
      <text:p text:style-name="P3"><text:span text:style-name="T5">OBJET</text:span> :<text:span text:style-name="T1"> accompagnement dans le cadre du rSa – changement de référent au sein du Conseil Général</text:span></text:p>
      <text:p text:style-name="P1"/>
      <text:p text:style-name="P1"><text:tab/><text:span text:style-name="T4">Madame, Monsieur,</text:span></text:p>
      <text:p text:style-name="P10"/>
      <text:p text:style-name="P10"><text:tab/>Dans le cadre du dispositif rSa, votre conseiller d'insertion ou assistant socio-éducatif, a été nommé(e) en tant que Référent pour assurer le suivi de votre parcours d'insertion.</text:p>
      <text:p text:style-name="P10"/>
      <text:p text:style-name="P10"><text:tab/>Compte tenu de l'évolution de votre situation et de votre parcours d'insertion ,un changement de référent est mis en œuvre.</text:p>
      <text:p text:style-name="P10"/>
      <text:p text:style-name="P10"><text:tab/>Je vous informe donc que Monsieur ou Madame …...................., conseiller d'insertion ou assistant socio-éducatif, sera désormais chargé(e )de votre accompagnement dans le cadre du rSa.</text:p>
      <text:p text:style-name="P10"/>
      <text:p text:style-name="P10"><text:tab/><text:span text:style-name="T1">Vous recevrez prochainement une convocation de sa part </text:span>et, en référence à la loi sur le Revenu de Solidarité Active, vous devrez vous présenter et répondre aux convocations qui vous seront fixées. A défaut, cela pourra entraîner la suspension du versement de votre rSa.</text:p>
      <text:p text:style-name="P11"/>
      <text:p text:style-name="P10"><text:span text:style-name="T1"><text:tab/></text:span><text:span text:style-name="T2">Veuillez</text:span><text:span text:style-name="T1"> </text:span><text:span text:style-name="T2">agréer, Madame, Monsieur, l'expression de mes salutations distinguées.</text:span><text:span text:style-name="T1"> <text:s text:c="17"/></text:span></text:p>
      <text:p text:style-name="P11"><text:s text:c="2"/></text:p>
      <text:p text:style-name="P7"/>
      <text:p text:style-name="P7"/>
      <text:p text:style-name="P6"><text:tab/><text:tab/><text:tab/> <text:s text:c="14"/><text:tab/><text:tab/><text:tab/><text:tab/><text:span text:style-name="T3"> Le Coordonnateur Technique,</text:span></text:p>
      <text:p text:style-name="P12"/>
      <text:p text:style-name="P12"/>
      <text:p text:style-name="P12"><text:tab/><text:tab/><text:tab/><text:tab/><text:tab/><text:tab/><text:tab/></text:p>
      <text:p text:style-name="P8"/>
      <text:p text:style-name="P9">Si vous contestez cette décision vous disposez d’un délai de 2 mois à compter de la date de réception de cette notification pour formuler un recours gracieux par courrier adressé au Président du Conseil Général - Mission rSa <text:s/>25 rue petite la Monnaie 66000 Perpign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lie BROTONS</meta:initial-creator>
    <meta:creation-date>2010-08-24T16:30:07.29</meta:creation-date>
    <dc:date>2012-05-10T15:33:13</dc:date>
    <meta:editing-duration>PT5H19M58S</meta:editing-duration>
    <meta:editing-cycles>50</meta:editing-cycles>
    <meta:generator>LibreOffice/3.4$Unix LibreOffice_project/340m1$Build-502</meta:generator>
    <meta:print-date>2012-02-13T10:37:29.80</meta:print-date>
    <dc:creator>Arnaud Auzolat</dc:creator>
    <meta:printed-by>Régine BOULOC</meta:printed-by>
    <meta:document-statistic meta:table-count="0" meta:image-count="0" meta:object-count="0" meta:page-count="1" meta:paragraph-count="21" meta:word-count="210" meta:character-count="1552" meta:non-whitespace-character-count="1206"/>
  </office:meta>
</office:document-meta>
</file>